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metrische Filter:</text:p>
      <text:p text:style-name="P3"/>
      <text:p text:style-name="P4">2D Matrizen</text:p>
      <text:p text:style-name="P2">Rotation:</text:p>
      <text:p text:style-name="P2"><text:span text:style-name="T1"/></text:p>
      <text:p text:style-name="P2"><text:span text:style-name="T1">cosµ<text:tab/>-sinµ<text:tab/>0</text:span></text:p>
      <text:p text:style-name="P2"><text:span text:style-name="T1">sinµ<text:tab/>cosµ<text:tab/>0</text:span></text:p>
      <text:p text:style-name="P2"><text:span text:style-name="T1">0<text:tab/>0<text:tab/>1</text:span></text:p>
      <text:p text:style-name="P2"><text:span text:style-name="T1"/></text:p>
      <text:p text:style-name="P2">Skalierung:</text:p>
      <text:p text:style-name="P2"><text:span text:style-name="T1"/></text:p>
      <text:p text:style-name="P2"><text:span text:style-name="T1">Sx<text:tab/>0<text:tab/>0</text:span></text:p>
      <text:p text:style-name="P2"><text:span text:style-name="T1">0<text:tab/>Sy<text:tab/>0</text:span></text:p>
      <text:p text:style-name="P2"><text:span text:style-name="T1">0<text:tab/>0<text:tab/>1</text:span></text:p>
      <text:p text:style-name="P2"><text:span text:style-name="T1"/></text:p>
      <text:p text:style-name="P2">Translation(Verschiebung):</text:p>
      <text:p text:style-name="P2"><text:span text:style-name="T1"/></text:p>
      <text:p text:style-name="P2"><text:span text:style-name="T1">1<text:tab/>0<text:tab/>Tx</text:span></text:p>
      <text:p text:style-name="P2"><text:span text:style-name="T1">0<text:tab/>1<text:tab/>Ty</text:span></text:p>
      <text:p text:style-name="P2"><text:span text:style-name="T1">0<text:tab/>0<text:tab/>1</text:span></text:p>
      <text:p text:style-name="P2"><text:span text:style-name="T1"/></text:p>
      <text:p text:style-name="P2">Scherung:</text:p>
      <text:p text:style-name="P2"><text:span text:style-name="T1"/></text:p>
      <text:p text:style-name="P2"><text:span text:style-name="T1">1<text:tab/>Hy<text:tab/>0</text:span></text:p>
      <text:p text:style-name="P2"><text:span text:style-name="T1">Hx<text:tab/>1<text:tab/>0</text:span></text:p>
      <text:p text:style-name="P2"><text:span text:style-name="T1">0<text:tab/>0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5:09:52.83</meta:creation-date>
    <dc:date>2013-10-17T15:28:41.68</dc:date>
    <meta:editing-duration>PT3M3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8" meta:word-count="44" meta:character-count="165"/>
  </office:meta>
</office:document-meta>
</file>